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61cm" table:align="left"/>
    </style:style>
    <style:style style:name="Table1.A" style:family="table-column">
      <style:table-column-properties style:column-width="16.261cm"/>
    </style:style>
    <style:style style:name="Table1.A1" style:family="table-cell">
      <style:table-cell-properties style:vertical-align="middle" style:border-line-width="0.007cm 0.007cm 0.007cm" fo:padding="0.049cm" fo:border="0.65pt double #808080"/>
    </style:style>
    <style:style style:name="Table2" style:family="table">
      <style:table-properties style:width="14.774cm" table:align="left"/>
    </style:style>
    <style:style style:name="Table2.A" style:family="table-column">
      <style:table-column-properties style:column-width="14.774cm"/>
    </style:style>
    <style:style style:name="Table2.A1" style:family="table-cell">
      <style:table-cell-properties style:vertical-align="middle" style:border-line-width="0.007cm 0.007cm 0.007cm" fo:padding="0.049cm" fo:border="0.65pt double #808080"/>
    </style:style>
    <style:style style:name="P1" style:family="paragraph" style:parent-style-name="Standard">
      <style:text-properties officeooo:rsid="000dac0d" officeooo:paragraph-rsid="000dac0d"/>
    </style:style>
    <style:style style:name="P2" style:family="paragraph" style:parent-style-name="Table_20_Contents">
      <style:paragraph-properties fo:margin-top="0cm" fo:margin-bottom="0.499cm" loext:contextual-spacing="false" fo:text-align="justify" style:justify-single-word="false" fo:padding="0cm" fo:border="none"/>
    </style:style>
    <style:style style:name="P3" style:family="paragraph" style:parent-style-name="Text_20_body" style:list-style-name="L1">
      <style:paragraph-properties fo:text-align="justify" style:justify-single-word="false" fo:orphans="2" fo:widows="2"/>
    </style:style>
    <style:style style:name="P4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5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6" style:family="paragraph" style:parent-style-name="Text_20_body" style:list-style-name="L5">
      <style:paragraph-properties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style:font-name="Times New Roman" fo:font-size="9.39999961853027pt" fo:letter-spacing="normal" fo:font-style="normal" fo:font-weight="normal" officeooo:rsid="000dac0d" officeooo:paragraph-rsid="000dac0d"/>
    </style:style>
    <style:style style:name="P8" style:family="paragraph" style:parent-style-name="Text_20_body" style:list-style-name="L4">
      <style:paragraph-properties fo:text-align="justify" style:justify-single-word="false" fo:orphans="2" fo:widows="2"/>
      <style:text-properties fo:font-variant="normal" fo:text-transform="none" fo:color="#000000" fo:letter-spacing="normal"/>
    </style:style>
    <style:style style:name="P9" style:family="paragraph" style:parent-style-name="Text_20_body">
      <style:text-properties officeooo:rsid="000dac0d" officeooo:paragraph-rsid="000dac0d"/>
    </style:style>
    <style:style style:name="P10" style:family="paragraph" style:parent-style-name="Text_20_body">
      <style:text-properties officeooo:paragraph-rsid="000dac0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</style:style>
    <style:style style:name="P15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16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P18" style:family="paragraph" style:parent-style-name="Text_20_body" style:list-style-name="L5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T1" style:family="text">
      <style:text-properties style:font-name="Times New Roman" fo:font-size="9.39999961853027pt" fo:font-style="normal" fo:font-weight="normal"/>
    </style:style>
    <style:style style:name="T2" style:family="text">
      <style:text-properties style:font-name="Times New Roman" fo:font-size="9.39999961853027pt" fo:font-style="normal" style:text-underline-style="solid" style:text-underline-width="auto" style:text-underline-color="font-color" fo:font-weight="normal"/>
    </style:style>
    <style:style style:name="T3" style:family="text">
      <style:text-properties fo:font-size="9.39999961853027pt"/>
    </style:style>
    <style:style style:name="T4" style:family="text">
      <style:text-properties fo:font-size="9.39999961853027pt" fo:font-weight="normal"/>
    </style:style>
    <style:style style:name="T5" style:family="text">
      <style:text-properties fo:font-size="9.39999961853027pt" style:font-size-asian="9.39999961853027pt" style:font-size-complex="9.39999961853027pt"/>
    </style:style>
    <style:style style:name="T6" style:family="text">
      <style:text-properties fo:font-variant="normal" fo:text-transform="none" fo:color="#000000" style:font-name="Times New Roman" fo:font-size="9.39999961853027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9.39999961853027pt" fo:letter-spacing="normal" fo:font-style="normal" fo:font-weight="normal" officeooo:rsid="000dac0d"/>
    </style:style>
    <style:style style:name="T8" style:family="text">
      <style:text-properties fo:font-variant="normal" fo:text-transform="none" fo:color="#000000" style:font-name="Times New Roman" fo:font-size="9.39999961853027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1c94c4" style:text-line-through-style="none" style:text-line-through-type="none" style:font-name="Times New Roman" fo:font-size="9.39999961853027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A 1</text:p>
      <text:p text:style-name="P7"><text:line-break/>Parabéns você está se aproximando da reta final do seu curso e nesse terceiro semestre iremos consolidar conhecimentos já adquiridos por meio do desenvolvimento de um projeto prático. </text:p>
      <text:p text:style-name="P11">Em breve você se tornará um profissional de Big Data e Inteligência Analítica, podendo atuar nos mais diversos tipos de organizações, bem como nas mais diversas carreiras. </text:p>
      <text:p text:style-name="P11">Por essa razão, chegou o momento de usufruir do conhecimento acumulado nas disciplinas do curso em um único trabalho.</text:p>
      <text:p text:style-name="P11">Desafiador, não é mesmo? Fique tranquilo, pois nesta trilha vamos guiá-lo em cada passo desse desafio. Vamos iniciar com as dúvidas frequentes a respeito da disciplina.</text:p>
      <text:p text:style-name="P13"><text:span text:style-name="T6">O que é a disciplina de  </text:span><text:span text:style-name="Strong_20_Emphasis"><text:span text:style-name="T6">Projeto </text:span></text:span><text:span text:style-name="T6">? O projeto é um instrumento curricular avaliativo no processo de aprendizagem. É também o momento de você iniciar ou dar continuidade a sua produção científica e seu portfólio profissional.</text:span></text:p>
      <text:p text:style-name="P13"><text:span text:style-name="T6">Qual o </text:span><text:span text:style-name="Strong_20_Emphasis"><text:span text:style-name="T6">objetivo</text:span></text:span><text:span text:style-name="T6"> da disciplina  Projeto I - Aplicação de Métodos de Aprendizagem de Máquina? O principal objetivo é colocar em prática o conhecimento adquirido no decorrer do curso, de tal modo que o acadêmico possa aplicar seu conhecimento em problemas do mundo real. </text:span><text:span text:style-name="T9"> 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4">Quais serão as </text:span><text:span text:style-name="Strong_20_Emphasis"><text:span text:style-name="T3">atividades</text:span></text:span><text:span text:style-name="T3"> </text:span><text:span text:style-name="T4">desenvolvidas em Projeto I - Aplicação de Métodos de Aprendizagem de Máquina? </text:span></text:p>
            <text:p text:style-name="P2"><text:span text:style-name="Strong_20_Emphasis"><text:span text:style-name="T3">A elaboração de um Jupyter Notebook com todos os passos de um projeto de Machine Learning e a socialização</text:span></text:span><text:span text:style-name="Emphasis"><text:span text:style-name="T4">.</text:span></text:span></text:p>
          </table:table-cell>
        </table:table-row>
      </table:table>
      <text:p text:style-name="P12"> </text:p>
      <text:p text:style-name="P12"> <text:span text:style-name="T1">E agora, por onde começar?</text:span></text:p>
      <text:p text:style-name="P12"><text:span text:style-name="T1">O próximo passo é conhecer todas as etapas da disciplina. Vamos às orientações:</text:span></text:p>
      <text:p text:style-name="P12"> </text:p>
      <text:p text:style-name="P13"><text:span text:style-name="Strong_20_Emphasis"><text:span text:style-name="T6">O que deve conter?  </text:span></text:span><text:span text:style-name="T6">Definição do Tema - descrever de forma breve qual será a base de dados que será utilizada,  quais os desafios de pré-processamento, bem como as tarefas que serão executadas. Objetivo - Deve deixar claro o que o aluno irá desenvolver. Especificação Técnica - Descrever em detalhes os campos da base de dados, os tipos de dados que serão trabalhados, quais os métodos de machine learning que serão utilizados, como a base de dados será dividida e as métricas de avaliação que serão utilizadas. Preparação dos dados - aplicar os métodos de pré-processamento na base de dados utilizada, realizar a distribuição dos dados utilizando treino/teste e cross-validation, bem como testar e treinar em ao menos um método. Resultados e Predição - Avaliar ao menos 3 métodos de machine learning e implementar o que obtiver o melhor resultado baseando-se na métrica escolhida.</text:span></text:p>
      <text:p text:style-name="P13"><text:span text:style-name="Strong_20_Emphasis"><text:span text:style-name="T6">Como fazer? </text:span></text:span><text:span text:style-name="T6">O trabalho será construído em três partes correspondentes aos principais processos da aplicação de métodos de aprendizado de máquina. Vamos entender o que cada etapa representa no seu AVA. </text:span></text:p>
      <text:p text:style-name="P12"> </text:p>
      <text:p text:style-name="P13"><text:span text:style-name="Strong_20_Emphasis"><text:span text:style-name="T6">Como será avaliado? </text:span></text:span><text:span text:style-name="T6">A disciplina Projeto I - Aplicação de Métodos de Aprendizagem de Máquina, caracteriza-se como uma disciplina do tipo Projeto de Ensino será avaliado em quatro etapas, vamos compreender cada uma dela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Strong_20_Emphasis"><text:span text:style-name="T3">Avaliação 1 - Introdução e Fundamentação Teórica (Primeira parte)</text:span></text:span><text:span text:style-name="T4">: Descrição do Problema (2 Pontos)</text:span></text:p>
            <text:p text:style-name="P2"><text:span text:style-name="Strong_20_Emphasis"><text:span text:style-name="T3">Avaliação 2 - Metodologia, Resultados e Discussão (Segunda parte)</text:span></text:span><text:span text:style-name="T4">: Preparação dos Dados (2 Pontos)</text:span></text:p>
            <text:p text:style-name="P2"><text:span text:style-name="Strong_20_Emphasis"><text:span text:style-name="T3">Avaliação 3 - Avaliação do Projeto de Ensino (Paper)</text:span></text:span><text:span text:style-name="T4">: Avaliação dos métodos e predição (3 Pontos)</text:span></text:p>
            <text:p text:style-name="P2"><text:span text:style-name="Strong_20_Emphasis"><text:span text:style-name="T3">Avaliação 4 - Socialização do Projeto de Ensino (Socialização)</text:span></text:span><text:span text:style-name="T4">:  Socialização (2 Pontos)</text:span></text:p>
          </table:table-cell>
        </table:table-row>
      </table:table>
      <text:p text:style-name="P12"> </text:p>
      <text:p text:style-name="P13"><text:span text:style-name="T9"> </text:span><text:span text:style-name="Strong_20_Emphasis"><text:span text:style-name="T6">ENTREGAS E POSTAGEM NA MODALIDADE FLEX:</text:span></text:span></text:p>
      <text:p text:style-name="P13"><text:span text:style-name="T6">Você deverá desenvolver um Jupyter Notebook e postar o arquivo ipynb. </text:span><text:span text:style-name="Strong_20_Emphasis"><text:span text:style-name="T6">É recomendado</text:span></text:span><text:span text:style-name="T6"> que você envie o link do seu Jupyter Notebook na plataforma Google Collaboratory ou no repositório Git. </text:span></text:p>
      <text:p text:style-name="P13"><text:soft-page-break/><text:span text:style-name="T6">Você deverá </text:span><text:span text:style-name="Strong_20_Emphasis"><text:span text:style-name="T6">POSTAR</text:span></text:span><text:span text:style-name="T6"> cada etapa seguindo o cronograma da disciplina no AVA ( AVA &gt;&gt; Acadêmico &gt;&gt; Produção Acadêmica).</text:span><text:span text:style-name="T9"> </text:span></text:p>
      <text:p text:style-name="P12"><text:span text:style-name="T1">Em cada etapa da entrega, você indicar qual etapa está enviando</text:span> </text:p>
      <text:p text:style-name="P12"> <text:span text:style-name="T2">E agora? Por onde começar?</text:span></text:p>
      <text:p text:style-name="P13"><text:span text:style-name="T9"> </text:span><text:span text:style-name="T6">ETAPA I - A primeira versão do trabalho conta com a </text:span><text:span text:style-name="Strong_20_Emphasis"><text:span text:style-name="T6">Definição do Tema</text:span></text:span><text:span text:style-name="T6"> e a </text:span><text:span text:style-name="Strong_20_Emphasis"><text:span text:style-name="T6">Especificação Técnica</text:span></text:span></text:p>
      <text:p text:style-name="P13"><text:span text:style-name="Strong_20_Emphasis"><text:span text:style-name="T9"> </text:span></text:span><text:span text:style-name="Strong_20_Emphasis"><text:span text:style-name="T6">O que deve conter?</text:span></text:span><text:span text:style-name="T6"> Definição do Tema - descrever de forma breve qual será a base de dados que será utilizada,  quais os desafios de pré-processamento, bem como as tarefas que serão executadas. Objetivo - Deve deixar claro o que o aluno irá desenvolver. Especificação Técnica - Descrever em detalhes os campos da base de dados, os tipos de dados que serão trabalhados, quais os métodos de machine learning que serão utilizados, como a base de dados será dividida e as métricas de avaliação que serão utilizadas. </text:span></text:p>
      <text:p text:style-name="P12"> <text:span text:style-name="T1">Definição do Tema </text:span></text:p>
      <text:p text:style-name="P11">O primeiro passo para escolher um tema é delimitar o tema a partir de uma base de dados escolhida. Você poderá escolher um tema qualquer e criar uma base de dados, entretanto, é recomendado utilizar as bases já conhecidas. </text:p>
      <text:list xml:id="list2743083594" text:style-name="L1">
        <text:list-item>
          <text:p text:style-name="P14"><text:a xlink:type="simple" xlink:href="https://datasetsearch.research.google.com/" text:style-name="Internet_20_link" text:visited-style-name="Visited_20_Internet_20_Link"><text:span text:style-name="T10">https://datasetsearch.research.google.com/</text:span></text:a></text:p>
        </text:list-item>
        <text:list-item>
          <text:p text:style-name="P14"><text:a xlink:type="simple" xlink:href="http://www.dados.gov.br/" text:style-name="Internet_20_link" text:visited-style-name="Visited_20_Internet_20_Link"><text:span text:style-name="T10">http://www.dados.gov.br/</text:span></text:a></text:p>
        </text:list-item>
        <text:list-item>
          <text:p text:style-name="P14"><text:a xlink:type="simple" xlink:href="https://www.kaggle.com/" text:style-name="Internet_20_link" text:visited-style-name="Visited_20_Internet_20_Link"><text:span text:style-name="T10">https://www.kaggle.com/</text:span></text:a></text:p>
        </text:list-item>
        <text:list-item>
          <text:p text:style-name="P14"><text:a xlink:type="simple" xlink:href="https://archive.ics.uci.edu/ml/index.php" text:style-name="Internet_20_link" text:visited-style-name="Visited_20_Internet_20_Link"><text:span text:style-name="T10">https://archive.ics.uci.edu/ml/index.php</text:span></text:a></text:p>
        </text:list-item>
        <text:list-item>
          <text:p text:style-name="P14"><text:a xlink:type="simple" xlink:href="https://www.quandl.com/" text:style-name="Internet_20_link" text:visited-style-name="Visited_20_Internet_20_Link"><text:span text:style-name="T10">https://www.quandl.com</text:span></text:a></text:p>
        </text:list-item>
        <text:list-item>
          <text:p text:style-name="P3"><text:a xlink:type="simple" xlink:href="https://www.kdnuggets.com/datasets/index.html" text:style-name="Internet_20_link" text:visited-style-name="Visited_20_Internet_20_Link"><text:span text:style-name="T10">https://www.kdnuggets.com/datasets/index.html</text:span></text:a></text:p>
        </text:list-item>
      </text:list>
      <text:p text:style-name="P12">    <text:span text:style-name="T1">Uma vez escolhendo uma base de dados, você deverá descrever sobre os dados que estão armazenados na mesma, explicando as possibilidades de análise através destes dados. </text:span></text:p>
      <text:p text:style-name="P13"><text:span text:style-name="Strong_20_Emphasis"><text:span text:style-name="T8">Objetivo</text:span></text:span></text:p>
      <text:p text:style-name="P12">    <text:span text:style-name="T1">Descrever de forma direta qual será o objetivo da aplicação, por exemplo:</text:span></text:p>
      <text:list xml:id="list123778174" text:style-name="L2">
        <text:list-item>
          <text:p text:style-name="P15">Esse projeto tem como objetivo classificar textos de notícias</text:p>
        </text:list-item>
        <text:list-item>
          <text:p text:style-name="P15">Esse projeto o objetivo de classificar palavras escritas à mão </text:p>
        </text:list-item>
        <text:list-item>
          <text:p text:style-name="P4">Esse projeto tem como objetivo predizer o preço do dólar</text:p>
        </text:list-item>
      </text:list>
      <text:p text:style-name="P13"><text:span text:style-name="Strong_20_Emphasis"><text:span text:style-name="T8">Especificação Técnica </text:span></text:span></text:p>
      <text:p text:style-name="P11">Nessa etapa Descrever em detalhes os campos da base de dados, os tipos de dados que serão trabalhados, quais os métodos de machine learning que serão utilizados, como a base de dados será dividida e as métricas de avaliação que serão utilizadas.</text:p>
      <text:p text:style-name="P11">Para descrever essa etapa, o acadêmico pode responder às seguintes perguntas:</text:p>
      <text:list xml:id="list2998652396" text:style-name="L3">
        <text:list-item>
          <text:p text:style-name="P16">Qual base de dados será utilizada?</text:p>
        </text:list-item>
        <text:list-item>
          <text:p text:style-name="P16">Em que formato a base de dados está?</text:p>
        </text:list-item>
        <text:list-item>
          <text:p text:style-name="P16">Quais os métodos de pré-processamento serão aplicados nessa base?</text:p>
        </text:list-item>
        <text:list-item>
          <text:p text:style-name="P16">Qual tarefa de aprendizado de máquina será realizada?</text:p>
        </text:list-item>
        <text:list-item>
          <text:p text:style-name="P5">Quais métodos de aprendizado de máquina serão avaliados?</text:p>
        </text:list-item>
      </text:list>
      <text:p text:style-name="P13"><text:span text:style-name="T9"> </text:span><text:span text:style-name="Strong_20_Emphasis"><text:span text:style-name="T6">Quem irá me orientar?</text:span></text:span></text:p>
      <text:p text:style-name="P11">Você conta com a orientação do tutor externo nos encontros presenciais no polo e com professores da tutoria interna (matriz-Indaial-SC) através dos canais de comunicação oficiais.</text:p>
      <text:p text:style-name="P13"><text:span text:style-name="T9"> </text:span><text:span text:style-name="Strong_20_Emphasis"><text:span text:style-name="T6">ENTREGA E POSTAGEM NA MODALIDADE FLEX:</text:span></text:span></text:p>
      <text:p text:style-name="P13"><text:span text:style-name="T9"> </text:span><text:span text:style-name="T6">Tendo objetivo de auxiliar nessa entrega, foi desenvolvido um template</text:span><text:span text:style-name="Strong_20_Emphasis"><text:span text:style-name="T6">. </text:span></text:span><text:a xlink:type="simple" xlink:href="https://colab.research.google.com/drive/1KPjDJb9w6rbiHitBg7xws2pJSTwJKv0S?usp=sharing" text:style-name="Internet_20_link" text:visited-style-name="Visited_20_Internet_20_Link"><text:span text:style-name="T10">Você pode acessá-lo clicando aqui.</text:span></text:a></text:p>
      <text:p text:style-name="P13"><text:span text:style-name="T9">  </text:span><text:span text:style-name="T6">Você deverá </text:span><text:span text:style-name="Strong_20_Emphasis"><text:span text:style-name="T6">POSTAR</text:span></text:span><text:span text:style-name="T6"> a etapa seguindo o cronograma da disciplina no AVA (Acadêmico -&gt; Minhas Disciplinas -&gt; Projeto de Ensino -&gt; Avaliações).</text:span></text:p>
      <text:p text:style-name="P12"> </text:p>
      <text:p text:style-name="P11"><text:soft-page-break/>Importante: Ao desenvolver seus trabalhos, zele pela primazia e originalidade. A utilização de textos que não forem de sua autoria deve ser marcada pelo uso de citações (diretas e indiretas) ao longo do texto, cujas fontes serão apresentadas de forma completa na lista de referências. Copiar sem citar o autor ou a fonte configura-se como PLÁGIO, o mesmo vale para a cópia de códigos-fonte.</text:p>
      <text:p text:style-name="P13"><text:span text:style-name="Strong_20_Emphasis"><text:span text:style-name="T9"> </text:span></text:span></text:p>
      <text:p text:style-name="P1">ETAPA2</text:p>
      <text:p text:style-name="P10"><text:span text:style-name="Strong_20_Emphasis"><text:span text:style-name="T7"><text:line-break/>Etapa II - Projeto I - Aplicação de Métodos de Aprendizagem de Máquina</text:span></text:span><text:span text:style-name="T9"> </text:span></text:p>
      <text:p text:style-name="P13"><text:span text:style-name="T6">Veja! Durante a primeira etapa você definiu o tema do seu projeto e especificou como ele será desenvolvido. Uma vez definido seus objetivos e como serão atingidos você dará início a parte prática do seu projeto por meio da </text:span><text:span text:style-name="Strong_20_Emphasis"><text:span text:style-name="T6">Preparação dos dados. </text:span></text:span></text:p>
      <text:p text:style-name="P11">No decorrer dos seus estudos, você estudou a preparação de dados no contexto de diversas disciplinas, sabendo que essa é uma etapa que demanda muito tempo de um projeto de machine learning. O  desafio  será  preparar  os  dados  de  forma  que  os dados utilizados sejam melhor compreendidos pelos algoritmos de Machine Learning, bem como que possam ser melhor avaliados por meio das métricas.</text:p>
      <text:p text:style-name="P13"><text:span text:style-name="Strong_20_Emphasis"><text:span text:style-name="T6">O que deve conter? </text:span></text:span><text:span text:style-name="T6">Para dar início a essa etapa, é importante que a etapa anterior tenha sido concluída com êxito, ou seja com a definição do tema, bem como quais métodos e técnicas serão utilizados. Essa etapa será responsável pela preparação dos dados, na qual você deverá aplicar os métodos de pré-processamento na base de dados utilizada, realizar a distribuição dos dados utilizando treino/teste e cross-validation, bem como testar e treinar em ao menos um método.</text:span></text:p>
      <text:p text:style-name="P11">Nessa etapa o acadêmico deverá desenvolver um código que contenha:</text:p>
      <text:list xml:id="list350359726" text:style-name="L4">
        <text:list-item>
          <text:p text:style-name="P17">Conexão com o dataset utilizado;</text:p>
        </text:list-item>
        <text:list-item>
          <text:p text:style-name="P17">Exibição de trechos dos dados;</text:p>
        </text:list-item>
        <text:list-item>
          <text:p text:style-name="P17">Explicar cada método de pré-processamento a ser utilizado;</text:p>
        </text:list-item>
        <text:list-item>
          <text:p text:style-name="P17">Aplicar os métodos de pré-processamento selecionados;</text:p>
        </text:list-item>
        <text:list-item>
          <text:p text:style-name="P17">Escolher uma maneira de particionar os dados:</text:p>
          <text:list>
            <text:list-item>
              <text:p text:style-name="P17">Treino/Teste</text:p>
            </text:list-item>
            <text:list-item>
              <text:p text:style-name="P17">Cross Validation </text:p>
            </text:list-item>
          </text:list>
        </text:list-item>
        <text:list-item>
          <text:p text:style-name="P17">Aplicar ao menos um algoritmo de Machine Learning</text:p>
        </text:list-item>
        <text:list-item>
          <text:p text:style-name="P8"><text:span text:style-name="T1">Utilizar métricas de avaliação</text:span> </text:p>
        </text:list-item>
      </text:list>
      <text:p text:style-name="P13"><text:span text:style-name="Strong_20_Emphasis"><text:span text:style-name="T6">Quem irá orientar?</text:span></text:span></text:p>
      <text:p text:style-name="P11">Você conta com a orientação do tutor externo nos encontros presenciais no polo e com professores da tutoria interna (matriz-Indaial-SC) através dos canais de comunicação oficiais.</text:p>
      <text:p text:style-name="P13"><text:span text:style-name="Strong_20_Emphasis"><text:span text:style-name="T6">MODALIDADE FLEX:</text:span></text:span></text:p>
      <text:p text:style-name="P13"><text:span text:style-name="T6">Você deverá </text:span><text:span text:style-name="Strong_20_Emphasis"><text:span text:style-name="T6">POSTAR</text:span></text:span><text:span text:style-name="T6"> a etapa seguindo o cronograma da disciplina no AVA (Acadêmico -&gt; Minhas Disciplinas -&gt; Projeto I - Aplicação de Métodos de Aprendizagem de Máquina -&gt; Avaliações).</text:span></text:p>
      <text:p text:style-name="P1">ETAPA3</text:p>
      <text:p text:style-name="P9"><text:span text:style-name="Strong_20_Emphasis"><text:span text:style-name="T6"><text:line-break/>Etapa III - Projeto I - Aplicação de Métodos de Aprendizagem de Máquina</text:span></text:span></text:p>
      <text:p text:style-name="P12"> </text:p>
      <text:p text:style-name="P11">Com a definição do tema realizado, bem como definido os métodos que serão utilizados e o pré-processamento realizado. Na terceira etapa vocẽ irá avaliar os métodos de aprendizado de máquina para o cenário escolhido, bem como irá gerar o seu preditor. </text:p>
      <text:p text:style-name="P13"><text:span text:style-name="Strong_20_Emphasis"><text:span text:style-name="T6">O que deve conter: </text:span></text:span><text:span text:style-name="T6">Para dar início a essa etapa, é importante que a etapa anterior tenha sido concluída com êxito, ou seja que você já tenha aplicado os métodos de pré-processamento de texto, estando apto a concentrar-se na tarefa de aplicar e avaliar métodos de Machine Learning. A Etapa III é responsável pelos Resultados e Predição, você deverá avaliar ao menos 3 métodos de machine learning e implementar o que obtiver o melhor resultado baseando-se na métrica escolhida.</text:span></text:p>
      <text:p text:style-name="P12"> <text:span text:style-name="T1">Para obter os resultados você deverá:</text:span></text:p>
      <text:list xml:id="list2704993580" text:style-name="L5">
        <text:list-item>
          <text:p text:style-name="P18"><text:soft-page-break/>Selecionar, no mínimo, 3 algoritmos de Machine Learning para aplicar em sua base de dados e trazer uma explicação sobre a característica de cada um destes;</text:p>
        </text:list-item>
        <text:list-item>
          <text:p text:style-name="P18">Para cada método aplicado, deve-se utilizar de métricas para avaliar o desempenho;</text:p>
        </text:list-item>
        <text:list-item>
          <text:p text:style-name="P18">Comparar os resultados obtidos pelos métodos de machine learning, analisar e selecionar o que obteve melhor desempenho.</text:p>
        </text:list-item>
        <text:list-item>
          <text:p text:style-name="P6">Criar o preditor, que, deverá predizer uma nova entrada, com base no conjunto de dados. </text:p>
        </text:list-item>
      </text:list>
      <text:p text:style-name="P12"> </text:p>
      <text:p text:style-name="P13"><text:span text:style-name="Strong_20_Emphasis"><text:span text:style-name="T6">Quem irá orientar?</text:span></text:span><text:span text:style-name="T6"> Da mesma forma que nas etapas anteriores: Você conta com a orientação do tutor externo nos encontros presenciais no polo e com professores da tutoria interna (matriz-Indaial-SC) através dos canais de comunicação.</text:span></text:p>
      <text:p text:style-name="P13"><text:span text:style-name="Strong_20_Emphasis"><text:span text:style-name="T6">MODALIDADE FLEX:</text:span></text:span></text:p>
      <text:p text:style-name="P13"><text:span text:style-name="T6">Você deverá </text:span><text:span text:style-name="Strong_20_Emphasis"><text:span text:style-name="T6">POSTAR</text:span></text:span><text:span text:style-name="T6"> a etapa seguindo o cronograma da disciplina no AVA (Acadêmico -&gt; Minhas Disciplinas -&gt; Projeto I - Aplicação de Métodos de Aprendizagem de Máquina -&gt; Avaliações).</text:span></text:p>
      <text:p text:style-name="P1"/>
      <text:p text:style-name="P1"/>
      <text:p text:style-name="P1"/>
      <text:p text:style-name="P1"/>
      <text:p text:style-name="P1">ETAPA4</text:p>
      <text:p text:style-name="P9"><text:span text:style-name="T6"><text:line-break/>Finalizado o Projeto chegamos à etapa da </text:span><text:span text:style-name="Strong_20_Emphasis"><text:span text:style-name="T6">socialização</text:span></text:span><text:span text:style-name="T6">.</text:span></text:p>
      <text:p text:style-name="P13"><text:span text:style-name="T9"> </text:span><text:span text:style-name="T6">A </text:span><text:span text:style-name="Strong_20_Emphasis"><text:span text:style-name="Emphasis"><text:span text:style-name="T6">Socialização</text:span></text:span></text:span><text:span text:style-name="T6"> representa a </text:span><text:span text:style-name="Strong_20_Emphasis"><text:span text:style-name="T6">quarta etapa avaliativa</text:span></text:span><text:span text:style-name="T6"> da disciplina.</text:span></text:p>
      <text:p text:style-name="P11">Acompanhe as orientações sobre essa atividade:</text:p>
      <text:p text:style-name="P12"> </text:p>
      <text:p text:style-name="P13"><text:span text:style-name="Strong_20_Emphasis"><text:span text:style-name="T6">MODALIDADE FLEX</text:span></text:span></text:p>
      <text:p text:style-name="P11">A socialização é o momento de você apresentar ao seu tutor externo tutor externo tudo o que desenvolveu durante a discipliona de Projeto I - Aplicação de Aprendizagem de Máquina. Como o Jupyter Notebook (Colab) é utilizado nas organizações justamente para apresentar os dados de uma maneira agradável, você pode utilzar o próprio documento para mostrar o que desenvolveu.</text:p>
      <text:p text:style-name="P12"> </text:p>
      <text:p text:style-name="P12"> <text:span text:style-name="T1">Sucesso em sua jornada!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07T09:08:39.705504605</meta:creation-date>
    <dc:date>2021-11-07T09:15:13.785984283</dc:date>
    <meta:editing-duration>PT6M39S</meta:editing-duration>
    <meta:editing-cycles>2</meta:editing-cycles>
    <meta:generator>LibreOffice/6.4.0.3$Linux_X86_64 LibreOffice_project/b0a288ab3d2d4774cb44b62f04d5d28733ac6df8</meta:generator>
    <meta:document-statistic meta:table-count="2" meta:image-count="0" meta:object-count="0" meta:page-count="4" meta:paragraph-count="101" meta:word-count="1728" meta:character-count="10834" meta:non-whitespace-character-count="9152"/>
  </office:meta>
</office:document-meta>
</file>